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804cm" style:rel-column-width="33813*"/>
    </style:style>
    <style:style style:name="Table2.B" style:family="table-column">
      <style:table-column-properties style:column-width="2.928cm" style:rel-column-width="10098*"/>
    </style:style>
    <style:style style:name="Table2.C" style:family="table-column">
      <style:table-column-properties style:column-width="3.134cm" style:rel-column-width="10813*"/>
    </style:style>
    <style:style style:name="Table2.D" style:family="table-column">
      <style:table-column-properties style:column-width="3.134cm" style:rel-column-width="10811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eeeeee" fo:padding="0.097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804cm" style:rel-column-width="33813*"/>
    </style:style>
    <style:style style:name="Table6.B" style:family="table-column">
      <style:table-column-properties style:column-width="2.928cm" style:rel-column-width="10098*"/>
    </style:style>
    <style:style style:name="Table6.C" style:family="table-column">
      <style:table-column-properties style:column-width="3.134cm" style:rel-column-width="10813*"/>
    </style:style>
    <style:style style:name="Table6.D" style:family="table-column">
      <style:table-column-properties style:column-width="3.134cm" style:rel-column-width="10811*"/>
    </style:style>
    <style:style style:name="Table6.A1" style:family="table-cell">
      <style:table-cell-properties fo:padding="0.097cm" fo:border-left="0.05pt solid #000000" fo:border-right="0.05pt solid #000000" fo:border-top="none" fo:border-bottom="none"/>
    </style:style>
    <style:style style:name="Table6.C1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9.804cm" style:rel-column-width="33813*"/>
    </style:style>
    <style:style style:name="Table4.B" style:family="table-column">
      <style:table-column-properties style:column-width="2.928cm" style:rel-column-width="10098*"/>
    </style:style>
    <style:style style:name="Table4.C" style:family="table-column">
      <style:table-column-properties style:column-width="3.134cm" style:rel-column-width="10813*"/>
    </style:style>
    <style:style style:name="Table4.D" style:family="table-column">
      <style:table-column-properties style:column-width="3.134cm" style:rel-column-width="10811*"/>
    </style:style>
    <style:style style:name="Table4.1" style:family="table-row">
      <style:table-row-properties style:min-row-height="0.48cm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4.C1" style:family="table-cell">
      <style:table-cell-properties fo:padding="0.097cm" fo:border-left="0.05pt solid #000000" fo:border-right="none" fo:border-top="none" fo:border-bottom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804cm" style:rel-column-width="33813*"/>
    </style:style>
    <style:style style:name="Table5.B" style:family="table-column">
      <style:table-column-properties style:column-width="2.928cm" style:rel-column-width="10098*"/>
    </style:style>
    <style:style style:name="Table5.C" style:family="table-column">
      <style:table-column-properties style:column-width="3.134cm" style:rel-column-width="10813*"/>
    </style:style>
    <style:style style:name="Table5.D" style:family="table-column">
      <style:table-column-properties style:column-width="3.134cm" style:rel-column-width="1081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9.805cm" style:rel-column-width="33823*"/>
    </style:style>
    <style:style style:name="Table7.B" style:family="table-column">
      <style:table-column-properties style:column-width="2.916cm" style:rel-column-width="10055*"/>
    </style:style>
    <style:style style:name="Table7.C" style:family="table-column">
      <style:table-column-properties style:column-width="3.14cm" style:rel-column-width="10829*"/>
    </style:style>
    <style:style style:name="Table7.D" style:family="table-column">
      <style:table-column-properties style:column-width="3.14cm" style:rel-column-width="10828*"/>
    </style:style>
    <style:style style:name="Table7.1" style:family="table-row">
      <style:table-row-properties style:min-row-height="0.4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9.804cm" style:rel-column-width="33813*"/>
    </style:style>
    <style:style style:name="Table8.B" style:family="table-column">
      <style:table-column-properties style:column-width="2.928cm" style:rel-column-width="10098*"/>
    </style:style>
    <style:style style:name="Table8.C" style:family="table-column">
      <style:table-column-properties style:column-width="3.134cm" style:rel-column-width="10813*"/>
    </style:style>
    <style:style style:name="Table8.D" style:family="table-column">
      <style:table-column-properties style:column-width="3.134cm" style:rel-column-width="10811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D1" style:family="table-cell">
      <style:table-cell-properties fo:background-color="#eeeeee" fo:padding="0.097cm" fo:border="0.05pt solid #000000">
        <style:background-image/>
      </style:table-cell-properties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eeeeee" fo:padding="0.097cm" fo:border="0.05pt solid #000000">
        <style:background-image/>
      </style:table-cell-properties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9.804cm" style:rel-column-width="33813*"/>
    </style:style>
    <style:style style:name="Table12.B" style:family="table-column">
      <style:table-column-properties style:column-width="2.928cm" style:rel-column-width="10098*"/>
    </style:style>
    <style:style style:name="Table12.C" style:family="table-column">
      <style:table-column-properties style:column-width="3.134cm" style:rel-column-width="10813*"/>
    </style:style>
    <style:style style:name="Table12.D" style:family="table-column">
      <style:table-column-properties style:column-width="3.134cm" style:rel-column-width="10811*"/>
    </style:style>
    <style:style style:name="Table12.A1" style:family="table-cell">
      <style:table-cell-properties fo:padding="0.097cm" fo:border-left="0.05pt solid #000000" fo:border-right="0.05pt solid #000000" fo:border-top="none" fo:border-bottom="none"/>
    </style:style>
    <style:style style:name="Table12.C1" style:family="table-cell">
      <style:table-cell-properties fo:padding="0.097cm" fo:border-left="0.05pt solid #000000" fo:border-right="none" fo:border-top="none" fo:border-bottom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9.804cm" style:rel-column-width="33813*"/>
    </style:style>
    <style:style style:name="Table11.B" style:family="table-column">
      <style:table-column-properties style:column-width="2.928cm" style:rel-column-width="10098*"/>
    </style:style>
    <style:style style:name="Table11.C" style:family="table-column">
      <style:table-column-properties style:column-width="3.134cm" style:rel-column-width="10813*"/>
    </style:style>
    <style:style style:name="Table11.D" style:family="table-column">
      <style:table-column-properties style:column-width="3.134cm" style:rel-column-width="10811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9.802cm" style:rel-column-width="5557*"/>
    </style:style>
    <style:style style:name="Table10.B" style:family="table-column">
      <style:table-column-properties style:column-width="2.928cm" style:rel-column-width="1660*"/>
    </style:style>
    <style:style style:name="Table10.C" style:family="table-column">
      <style:table-column-properties style:column-width="3.134cm" style:rel-column-width="1777*"/>
    </style:style>
    <style:style style:name="Table10.D" style:family="table-column">
      <style:table-column-properties style:column-width="3.136cm" style:rel-column-width="177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Open Sans2" officeooo:rsid="010a9b52" officeooo:paragraph-rsid="010a9b52"/>
    </style:style>
    <style:style style:name="P10" style:family="paragraph" style:parent-style-name="Standard">
      <style:text-properties officeooo:paragraph-rsid="00becaf5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3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Open Sans" fo:font-size="10pt" officeooo:rsid="0120206e" officeooo:paragraph-rsid="0120206e" style:font-size-asian="10pt" style:font-size-complex="10pt"/>
    </style:style>
    <style:style style:name="P18" style:family="paragraph" style:parent-style-name="Standard">
      <style:text-properties officeooo:rsid="00d804a8" officeooo:paragraph-rsid="00d804a8"/>
    </style:style>
    <style:style style:name="P19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officeooo:rsid="010b38dc" officeooo:paragraph-rsid="010b38dc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fo:font-size="8pt" officeooo:rsid="0120206e" officeooo:paragraph-rsid="0120206e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bold" officeooo:rsid="0120206e" officeooo:paragraph-rsid="0120206e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0pt" fo:font-weight="bold" officeooo:rsid="010816db" officeooo:paragraph-rsid="010816db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size="10pt" fo:font-weight="bold" officeooo:rsid="010b38dc" officeooo:paragraph-rsid="010b38d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size="10pt" fo:font-weight="bold" officeooo:rsid="01110cb4" officeooo:paragraph-rsid="01110cb4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fo:font-size="10pt" fo:font-weight="bold" officeooo:rsid="0120206e" officeooo:paragraph-rsid="0120206e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42" style:family="paragraph" style:parent-style-name="Text_20_body">
      <style:text-properties fo:font-size="6pt" style:font-size-asian="5.25pt" style:font-size-complex="6pt"/>
    </style:style>
    <style:style style:name="P43" style:family="paragraph" style:parent-style-name="Table_20_Contents">
      <style:paragraph-properties fo:text-align="end" style:justify-single-word="false"/>
      <style:text-properties fo:font-size="10pt" fo:font-weight="bold" officeooo:rsid="01210f2c" officeooo:paragraph-rsid="01210f2c" style:font-size-asian="10pt" style:font-weight-asian="bold" style:font-size-complex="10pt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T12" style:family="text">
      <style:text-properties officeooo:rsid="010b38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DOCUMENT_NAME]</text:p>
      <text:p text:style-name="P11"/>
      <text:p text:style-name="P11"/>
      <text:p text:style-name="P7">TVA Standard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Date – <text:span text:style-name="T7">D</text:span>escription</text:p>
          </table:table-cell>
          <table:table-cell table:style-name="Table2.A1" office:value-type="string">
            <text:p text:style-name="P14">Montant HT</text:p>
          </table:table-cell>
          <table:table-cell table:style-name="Table2.A1" office:value-type="string">
            <text:p text:style-name="P14">Montant TVA</text:p>
          </table:table-cell>
          <table:table-cell table:style-name="Table2.D1" office:value-type="string">
            <text:p text:style-name="P14">Montant T<text:span text:style-name="T12">TC</text:span></text:p>
          </table:table-cell>
        </table:table-row>
      </table:table>
      <text:section text:style-name="Sect1" text:name="Section1">
        <text:p text:style-name="P42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2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>
              <table:table-cell table:style-name="Table6.A1" office:value-type="string">
                <text:p text:style-name="P21"><text:span text:style-name="T10">[PRINTED_ON] - </text:span>[LABEL]</text:p>
              </table:table-cell>
              <table:table-cell table:style-name="Table6.A1" office:value-type="string">
                <text:p text:style-name="P22">[PRETAX_AMOUNT]</text:p>
              </table:table-cell>
              <table:table-cell table:style-name="Table6.C1" office:value-type="string">
                <text:p text:style-name="P22">[TAX_AMOUNT]</text:p>
              </table:table-cell>
              <table:table-cell table:style-name="Table6.A1" office:value-type="string">
                <text:p text:style-name="P25">[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7">[TOTAL_PRETAX_AMOUNT]</text:p>
              </table:table-cell>
              <table:table-cell table:style-name="Table4.C1" office:value-type="string">
                <text:p text:style-name="P29">[TOTAL_TAX_AMOUNT]</text:p>
              </table:table-cell>
              <table:table-cell table:style-name="Table4.A1" office:value-type="string">
                <text:p text:style-name="P30">[TOTAL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32">[GENERAL_PRETAX_AMOUNT]</text:p>
            </table:table-cell>
            <table:table-cell table:style-name="Table5.A1" office:value-type="string">
              <text:p text:style-name="P32">[GENERAL_TAX_AMOUNT]</text:p>
            </table:table-cell>
            <table:table-cell table:style-name="Table5.D1" office:value-type="string">
              <text:p text:style-name="P35">[GENERAL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8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4">[VAT_BALANCE_AMOUNT]</text:p>
          </table:table-cell>
          <table:table-cell table:style-name="Table7.D1" office:value-type="string">
            <text:p text:style-name="P36"/>
          </table:table-cell>
        </table:table-row>
      </table:table>
      <text:p text:style-name="P18"/>
      <text:p text:style-name="P18"/>
      <text:p text:style-name="P8">TVA <text:span text:style-name="T11">Intra-communautaire</text:span></text:p>
      <text:p text:style-name="P2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16">Date – <text:span text:style-name="T7">D</text:span>escription</text:p>
          </table:table-cell>
          <table:table-cell table:style-name="Table8.A1" office:value-type="string">
            <text:p text:style-name="P15">Montant HT</text:p>
          </table:table-cell>
          <table:table-cell table:style-name="Table8.A1" office:value-type="string">
            <text:p text:style-name="P15">Montant TVA</text:p>
          </table:table-cell>
          <table:table-cell table:style-name="Table8.D1" office:value-type="string">
            <text:p text:style-name="P17">Montant TTC</text:p>
          </table:table-cell>
        </table:table-row>
      </table:table>
      <text:section text:style-name="Sect1" text:name="Section3">
        <text:p text:style-name="P19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40">TVA [VAT_HEADER]</text:p>
            </table:table-cell>
          </table:table-row>
        </table:table>
        <text:section text:style-name="Sect1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column table:style-name="Table12.D"/>
            <table:table-row>
              <table:table-cell table:style-name="Table12.A1" office:value-type="string">
                <text:p text:style-name="P24">[PRINTED_ON] - [LABEL]</text:p>
              </table:table-cell>
              <table:table-cell table:style-name="Table12.A1" office:value-type="string">
                <text:p text:style-name="P23">[PRETAX_AMOUNT]</text:p>
              </table:table-cell>
              <table:table-cell table:style-name="Table12.C1" office:value-type="string">
                <text:p text:style-name="P26">[TAX_AMOUNT]</text:p>
              </table:table-cell>
              <table:table-cell table:style-name="Table12.A1" office:value-type="string">
                <text:p text:style-name="P26">[AMOUNT]</text:p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column table:style-name="Table11.D"/>
            <table:table-row>
              <table:table-cell table:style-name="Table11.A1" office:value-type="string">
                <text:p text:style-name="P41">Total [VAT_RATE]</text:p>
              </table:table-cell>
              <table:table-cell table:style-name="Table11.A1" office:value-type="string">
                <text:p text:style-name="P28">[TOTAL_PRETAX_AMOUNT]</text:p>
              </table:table-cell>
              <table:table-cell table:style-name="Table11.A1" office:value-type="string">
                <text:p text:style-name="P31">[TOTAL_TAX_AMOUNT]</text:p>
              </table:table-cell>
              <table:table-cell table:style-name="Table11.D1" office:value-type="string">
                <text:p text:style-name="P31">[TOTAL_AMOUNT]</text:p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row>
            <table:table-cell table:style-name="Table10.A1" office:value-type="string">
              <text:p text:style-name="P39">Total Général TVA [VAT_HEADER]</text:p>
            </table:table-cell>
            <table:table-cell table:style-name="Table10.A1" office:value-type="string">
              <text:p text:style-name="P33">[GENERAL_PRETAX_AMOUNT]</text:p>
            </table:table-cell>
            <table:table-cell table:style-name="Table10.A1" office:value-type="string">
              <text:p text:style-name="P37">[GENERAL_TAX_AMOUNT]</text:p>
            </table:table-cell>
            <table:table-cell table:style-name="Table10.D1" office:value-type="string">
              <text:p text:style-name="P43">[GENERAL_AMOUNT]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3-05T11:29:22.603655316</dc:date>
    <meta:editing-duration>P1DT6H1M18S</meta:editing-duration>
    <meta:editing-cycles>205</meta:editing-cycles>
    <meta:generator>LibreOffice/6.0.7.3$Linux_X86_64 LibreOffice_project/00m0$Build-3</meta:generator>
    <meta:document-statistic meta:table-count="12" meta:image-count="2" meta:object-count="0" meta:page-count="1" meta:paragraph-count="44" meta:word-count="82" meta:character-count="776" meta:non-whitespace-character-count="734"/>
  </office:meta>
</office:document-meta>
</file>